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000080" draw:marker-start="Arrow" draw:marker-start-width="0.3cm"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800000" draw:marker-start="Arrow" draw:marker-end="" draw:fill="none" draw:textarea-horizontal-align="center" draw:textarea-vertical-align="middle"/>
    </style:style>
    <style:style style:name="gr4" style:family="graphic" style:parent-style-name="objectwithoutfill">
      <style:graphic-properties svg:stroke-color="#800080" draw:marker-end="Arrow" draw:fill="none" draw:textarea-horizontal-align="center" draw:textarea-vertical-align="middle"/>
    </style:style>
    <style:style style:name="gr5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8" style:family="graphic" style:parent-style-name="standard">
      <style:graphic-properties svg:stroke-width="0.1cm" svg:stroke-color="#000080" draw:marker-start-width="0.35cm" draw:marker-end-width="0.35cm" draw:fill="solid" draw:fill-color="#000080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800000" draw:marker-start-width="0.35cm" draw:marker-end-width="0.35cm" draw:fill="solid" draw:fill-color="#000080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800080" draw:marker-start-width="0.35cm" draw:marker-end-width="0.35cm" draw:fill="solid" draw:fill-color="#000080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0.5cm"/>
    </style:style>
    <style:style style:name="gr12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13" style:family="graphic" style:parent-style-name="standard">
      <style:graphic-properties svg:stroke-width="0.05cm" svg:stroke-color="#000080" draw:marker-start="" draw:marker-start-width="0.3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80" draw:marker-start="Arrow" draw:marker-start-width="0.3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cm" svg:stroke-color="#800000" draw:marker-start="Arrow" draw:marker-start-width="0.275cm" draw:marker-end="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cm" svg:stroke-color="#800080" draw:marker-start-width="0.275cm" draw:marker-end="Arrow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1cm" svg:stroke-color="#333333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color="#666666" draw:fill="solid" draw:fill-color="#ffffff" draw:opacity="100%" draw:textarea-horizontal-align="justify" draw:textarea-vertical-align="middle" draw:auto-grow-height="false" draw:shadow-opacity="100%"/>
    </style:style>
    <style:style style:name="gr19" style:family="graphic" style:parent-style-name="standard">
      <style:graphic-properties svg:stroke-color="#999999" draw:fill="solid" draw:fill-color="#ffffff" draw:opacity="100%" draw:textarea-vertical-align="middle" draw:auto-grow-height="false" fo:min-height="0.749cm" fo:min-width="0.499cm" draw:shadow-opacity="100%"/>
    </style:style>
    <style:style style:name="gr20" style:family="graphic" style:parent-style-name="standard">
      <style:graphic-properties svg:stroke-width="0cm" svg:stroke-color="#000080" draw:marker-start-width="0.2cm" draw:marker-end-width="0.2cm" svg:stroke-opacity="50%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21" style:family="graphic" style:parent-style-name="standard">
      <style:graphic-properties svg:stroke-width="0cm" svg:stroke-color="#008000" draw:marker-start-width="0.2cm" draw:marker-end-width="0.2cm" svg:stroke-opacity="50%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22" style:family="graphic" style:parent-style-name="standard">
      <style:graphic-properties svg:stroke-width="0.1cm" svg:stroke-color="#008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ff66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4" style:family="graphic" style:parent-style-name="standard">
      <style:graphic-properties svg:stroke-width="0cm" svg:stroke-color="#ff950e" draw:marker-start-width="0.2cm" draw:marker-end-width="0.2cm" svg:stroke-opacity="50%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25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cm" svg:stroke-color="#cccc00" draw:marker-start-width="0.2cm" draw:marker-end="Arrow" draw:marker-end-width="0.2cm" svg:stroke-opacity="50%" draw:fill="none" draw:textarea-horizontal-align="center" draw:textarea-vertical-align="middle" fo:padding-top="0.125cm" fo:padding-bottom="0.125cm" fo:padding-left="0.25cm" fo:padding-right="0.25cm"/>
    </style:style>
    <style:style style:name="gr27" style:family="graphic" style:parent-style-name="standard">
      <style:graphic-properties svg:stroke-width="0.1cm" svg:stroke-color="#e6e64c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8" style:family="graphic" style:parent-style-name="standard">
      <style:graphic-properties svg:stroke-width="0.1cm" svg:stroke-color="#cccc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9" style:family="graphic" style:parent-style-name="objectwithoutfill">
      <style:graphic-properties svg:stroke-width="0cm" svg:stroke-color="#800080" draw:marker-start-width="0.2cm" draw:marker-end="Arrow" draw:marker-end-width="0.2cm" svg:stroke-opacity="50%" draw:fill="none" draw:textarea-horizontal-align="center" draw:textarea-vertical-align="middle" fo:padding-top="0.125cm" fo:padding-bottom="0.125cm" fo:padding-left="0.25cm" fo:padding-right="0.25cm"/>
    </style:style>
    <style:style style:name="gr30" style:family="graphic" style:parent-style-name="standard">
      <style:graphic-properties svg:stroke-width="0.1cm" svg:stroke-color="#80008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0047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2" style:family="graphic" style:parent-style-name="standard">
      <style:graphic-properties svg:stroke-width="0cm" svg:stroke-color="#0047ff" draw:marker-start-width="0.2cm" draw:marker-end-width="0.2cm" svg:stroke-opacity="50%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33" style:family="graphic" style:parent-style-name="standard">
      <style:graphic-properties svg:stroke-width="0cm" svg:stroke-color="#4c1900" draw:marker-start-width="0.2cm" draw:marker-end-width="0.2cm" svg:stroke-opacity="50%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34" style:family="graphic" style:parent-style-name="standard">
      <style:graphic-properties svg:stroke-width="0.1cm" svg:stroke-color="#4c19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5" style:family="graphic" style:parent-style-name="standard">
      <style:graphic-properties draw:stroke="dash" draw:stroke-dash="Fine_20_Dashed"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svg:stroke-width="0.1cm" svg:stroke-color="#00008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7" style:family="graphic" style:parent-style-name="standard">
      <style:graphic-properties draw:stroke="dash" draw:stroke-dash="Ultrafine_20_Dashed" svg:stroke-width="0.05cm" draw:marker-start-width="0.275cm" draw:marker-end="Extrémités_20_de_20_flèche_20_1" draw:marker-end-width="0.375cm" draw:textarea-horizontal-align="center" draw:textarea-vertical-align="middle" fo:padding-top="0.15cm" fo:padding-bottom="0.15cm" fo:padding-left="0.275cm" fo:padding-right="0.275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1.762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227cm"/>
    </style:style>
    <style:style style:name="ro3" style:family="table-row">
      <style:table-row-properties style:row-height="0.468cm"/>
    </style:style>
    <style:style style:name="ce1" style:family="table-cell">
      <style:graphic-properties draw:fill="solid" draw:fill-color="#333333" style:repeat="repeat"/>
    </style:style>
    <style:style style:name="ce2" style:family="table-cell">
      <style:graphic-properties draw:fill="solid" draw:fill-color="#999999" style:repeat="repeat"/>
    </style:style>
    <style:style style:name="ce3" style:family="table-cell">
      <style:graphic-properties draw:fill="solid" draw:fill-color="#e6e6e6" style:repeat="repeat"/>
    </style:style>
    <style:style style:name="ce4" style:family="table-cell">
      <style:graphic-properties draw:fill="solid" draw:fill-color="#ffe7c6" style:repeat="repeat"/>
    </style:style>
    <style:style style:name="ce5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14.098cm" svg:height="9.575cm" svg:x="3.334cm" svg:y="3.60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/>
                <text:p/>
                <text:p/>
              </table:table-cell>
              <table:table-cell/>
              <table:table-cell/>
              <table:table-cell/>
            </table:table-row>
            <table:table-row table:style-name="ro1">
              <table:table-cell table:style-name="ce1">
                <text:p/>
                <text:p/>
                <text:p/>
              </table:table-cell>
              <table:table-cell table:style-name="ce3"/>
              <table:table-cell table:style-name="ce4"/>
              <table:table-cell table:style-name="ce2"/>
            </table:table-row>
            <table:table-row table:style-name="ro1" table:default-cell-style-name="ce5">
              <table:table-cell table:style-name="ce1">
                <text:p/>
                <text:p/>
                <text:p/>
              </table:table-cell>
              <table:table-cell/>
              <table:table-cell/>
              <table:table-cell table:style-name="ce2"/>
            </table:table-row>
            <table:table-row table:style-name="ro1" table:default-cell-style-name="ce1">
              <table:table-cell>
                <text:p/>
                <text:p/>
                <text:p/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1" draw:text-style-name="P1" draw:layer="layout" svg:x1="12.9cm" svg:y1="7.2cm" svg:x2="14.9cm" svg:y2="7.2cm">
          <text:p/>
        </draw:line>
        <draw:line draw:style-name="gr1" draw:text-style-name="P1" draw:layer="layout" svg:x1="13cm" svg:y1="6.7cm" svg:x2="15cm" svg:y2="5.2cm">
          <text:p/>
        </draw:line>
        <draw:line draw:style-name="gr1" draw:text-style-name="P1" draw:layer="layout" svg:x1="12.2cm" svg:y1="6.7cm" svg:x2="12.2cm" svg:y2="5.2cm">
          <text:p/>
        </draw:line>
        <draw:line draw:style-name="gr1" draw:text-style-name="P1" draw:layer="layout" svg:x1="9.3cm" svg:y1="7.2cm" svg:x2="11.3cm" svg:y2="7.2cm">
          <text:p/>
        </draw:line>
        <draw:line draw:style-name="gr1" draw:text-style-name="P1" draw:layer="layout" svg:x1="9.4cm" svg:y1="9.1cm" svg:x2="11.4cm" svg:y2="7.6cm">
          <text:p/>
        </draw:line>
        <draw:line draw:style-name="gr1" draw:text-style-name="P1" draw:layer="layout" svg:x1="15cm" svg:y1="9.2cm" svg:x2="13cm" svg:y2="7.7cm">
          <text:p/>
        </draw:line>
        <draw:line draw:style-name="gr1" draw:text-style-name="P1" draw:layer="layout" svg:x1="12.2cm" svg:y1="9.1cm" svg:x2="12.2cm" svg:y2="7.6cm">
          <text:p/>
        </draw:line>
        <draw:line draw:style-name="gr1" draw:text-style-name="P1" draw:layer="layout" svg:x1="11.3cm" svg:y1="6.7cm" svg:x2="9.3cm" svg:y2="5.2cm">
          <text:p/>
        </draw:line>
        <draw:custom-shape draw:style-name="gr2" draw:text-style-name="P1" draw:layer="layout" svg:width="0.5cm" svg:height="0.5cm" svg:x="10.1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2.054cm" svg:height="1.422cm" draw:transform="rotate (1.24913214565211) translate (10.2cm 8.4cm)" svg:viewBox="0 0 2055 1423" svg:d="m0 0c1581 0 2055 1423 2055 1423">
          <text:p/>
        </draw:path>
        <draw:path draw:style-name="gr4" draw:text-style-name="P1" draw:layer="layout" svg:width="2.371cm" svg:height="0.79cm" draw:transform="rotate (0.321664181142494) translate (10.2500000186508cm 7.74978406687164cm)" svg:viewBox="0 0 2372 791" svg:d="m0 791c1581 0 2372-791 2372-791">
          <text:p/>
        </draw:path>
        <draw:custom-shape draw:style-name="gr5" draw:text-style-name="P1" draw:layer="layout" svg:width="0.5cm" svg:height="0.5cm" svg:x="3.5cm" svg:y="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cm" svg:height="0.5cm" svg:x="3.5cm" svg:y="14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cm" svg:height="0.5cm" svg:x="3.5cm" svg:y="15.4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3.5cm" svg:y1="16.4cm" svg:x2="4cm" svg:y2="16.4cm">
          <text:p/>
        </draw:line>
        <draw:line draw:style-name="gr9" draw:text-style-name="P1" draw:layer="layout" svg:x1="3.5cm" svg:y1="17cm" svg:x2="4cm" svg:y2="17cm">
          <text:p/>
        </draw:line>
        <draw:line draw:style-name="gr10" draw:text-style-name="P1" draw:layer="layout" svg:x1="3.5cm" svg:y1="17.6cm" svg:x2="4cm" svg:y2="17.6cm">
          <text:p/>
        </draw:line>
        <draw:frame draw:style-name="gr11" draw:text-style-name="P2" draw:layer="layout" svg:width="4.5cm" svg:height="0.806cm" svg:x="4.3cm" svg:y="13.9cm">
          <draw:text-box>
            <text:p><text:span text:style-name="T1">Fare leaves</text:span></text:p>
          </draw:text-box>
        </draw:frame>
        <draw:frame draw:style-name="gr11" draw:text-style-name="P2" draw:layer="layout" svg:width="9.7cm" svg:height="0.806cm" svg:x="4.3cm" svg:y="14.5cm">
          <draw:text-box>
            <text:p><text:span text:style-name="T1">Neighbors leaves</text:span></text:p>
          </draw:text-box>
        </draw:frame>
        <draw:frame draw:style-name="gr11" draw:text-style-name="P2" draw:layer="layout" svg:width="9.7cm" svg:height="0.806cm" svg:x="4.3cm" svg:y="15.2cm">
          <draw:text-box>
            <text:p><text:span text:style-name="T1">Neighbors leaves (same parent)</text:span></text:p>
          </draw:text-box>
        </draw:frame>
        <draw:custom-shape draw:style-name="gr12" draw:text-style-name="P1" draw:layer="layout" svg:width="0.5cm" svg:height="0.5cm" svg:x="3.5cm" svg:y="13.3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4.5cm" svg:height="0.806cm" svg:x="4.3cm" svg:y="13.2cm">
          <draw:text-box>
            <text:p><text:span text:style-name="T1">Leaf </text:span></text:p>
          </draw:text-box>
        </draw:frame>
        <draw:frame draw:style-name="gr11" draw:text-style-name="P2" draw:layer="layout" svg:width="4.5cm" svg:height="0.806cm" svg:x="4.3cm" svg:y="16cm">
          <draw:text-box>
            <text:p><text:span text:style-name="T1">P2P</text:span></text:p>
          </draw:text-box>
        </draw:frame>
        <draw:frame draw:style-name="gr11" draw:text-style-name="P2" draw:layer="layout" svg:width="4.5cm" svg:height="0.806cm" svg:x="4.3cm" svg:y="16.6cm">
          <draw:text-box>
            <text:p><text:span text:style-name="T1">P2M</text:span></text:p>
          </draw:text-box>
        </draw:frame>
        <draw:frame draw:style-name="gr11" draw:text-style-name="P2" draw:layer="layout" svg:width="4.5cm" svg:height="0.806cm" svg:x="4.3cm" svg:y="17.2cm">
          <draw:text-box>
            <text:p><text:span text:style-name="T1">L2P</text:span></text:p>
          </draw:text-box>
        </draw:frame>
      </draw:page>
      <draw:page draw:name="page2" draw:style-name="dp1" draw:master-page-name="Standard">
        <draw:frame draw:style-name="standard" draw:layer="layout" svg:width="14.098cm" svg:height="9.575cm" svg:x="3.334cm" svg:y="3.60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3"/>
            <table:table-column table:style-name="co3"/>
            <table:table-column table:style-name="co2"/>
            <table:table-row table:style-name="ro1" table:default-cell-style-name="ce2">
              <table:table-cell table:style-name="ce1">
                <text:p/>
                <text:p/>
                <text:p/>
              </table:table-cell>
              <table:table-cell/>
              <table:table-cell table:number-columns-spanned="2"/>
              <table:covered-table-cell table:style-name="ce5"/>
              <table:table-cell/>
            </table:table-row>
            <table:table-row table:style-name="ro2" table:default-cell-style-name="ce4">
              <table:table-cell table:style-name="ce1" table:number-rows-spanned="2">
                <text:p/>
                <text:p/>
                <text:p/>
              </table:table-cell>
              <table:table-cell table:style-name="ce3" table:number-rows-spanned="2"/>
              <table:table-cell/>
              <table:table-cell/>
              <table:table-cell table:style-name="ce2" table:number-rows-spanned="2"/>
            </table:table-row>
            <table:table-row table:style-name="ro3" table:default-cell-style-name="ce5">
              <table:covered-table-cell/>
              <table:covered-table-cell/>
              <table:table-cell table:style-name="ce4"/>
              <table:table-cell table:style-name="ce4"/>
              <table:covered-table-cell/>
            </table:table-row>
            <table:table-row table:style-name="ro1" table:default-cell-style-name="ce5">
              <table:table-cell table:style-name="ce1">
                <text:p/>
                <text:p/>
                <text:p/>
              </table:table-cell>
              <table:table-cell/>
              <table:table-cell table:number-columns-spanned="2"/>
              <table:covered-table-cell/>
              <table:table-cell table:style-name="ce2"/>
            </table:table-row>
            <table:table-row table:style-name="ro1" table:default-cell-style-name="ce1">
              <table:table-cell>
                <text:p/>
                <text:p/>
                <text:p/>
              </table:table-cell>
              <table:table-cell/>
              <table:table-cell table:number-columns-spanned="2"/>
              <table:covered-table-cell table:style-name="ce5"/>
              <table:table-cell/>
            </table:table-row>
          </table:table>
          <draw:image xlink:href="Pictures/TablePreview2.svm" xlink:type="simple" xlink:show="embed" xlink:actuate="onLoad"/>
        </draw:frame>
        <draw:line draw:style-name="gr13" draw:text-style-name="P1" draw:layer="layout" svg:x1="5cm" svg:y1="7cm" svg:x2="11.973cm" svg:y2="7.188cm">
          <text:p/>
        </draw:line>
        <draw:line draw:style-name="gr13" draw:text-style-name="P1" draw:layer="layout" svg:x1="8.5cm" svg:y1="12cm" svg:x2="12.13cm" svg:y2="7.368cm">
          <text:p/>
        </draw:line>
        <draw:line draw:style-name="gr13" draw:text-style-name="P1" draw:layer="layout" svg:x1="15.5cm" svg:y1="12cm" svg:x2="12.311cm" svg:y2="7.35cm">
          <text:p/>
        </draw:line>
        <draw:line draw:style-name="gr13" draw:text-style-name="P1" draw:layer="layout" svg:x1="12cm" svg:y1="12cm" svg:x2="12.084cm" svg:y2="7.35cm">
          <text:p/>
        </draw:line>
        <draw:line draw:style-name="gr14" draw:text-style-name="P1" draw:layer="layout" svg:x1="12.061cm" svg:y1="7.182cm" svg:x2="5cm" svg:y2="4.5cm">
          <text:p/>
        </draw:line>
        <draw:custom-shape draw:style-name="gr2" draw:text-style-name="P1" draw:layer="layout" svg:width="0.923cm" svg:height="0.976cm" svg:x="9.891cm" svg:y="7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cm" svg:height="0.5cm" svg:x="3.5cm" svg:y="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cm" svg:height="0.5cm" svg:x="3.5cm" svg:y="14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cm" svg:height="0.5cm" svg:x="3.5cm" svg:y="15.4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3.5cm" svg:y1="16.4cm" svg:x2="4cm" svg:y2="16.4cm">
          <text:p/>
        </draw:line>
        <draw:line draw:style-name="gr9" draw:text-style-name="P1" draw:layer="layout" svg:x1="3.5cm" svg:y1="17cm" svg:x2="4cm" svg:y2="17cm">
          <text:p/>
        </draw:line>
        <draw:line draw:style-name="gr10" draw:text-style-name="P1" draw:layer="layout" svg:x1="3.5cm" svg:y1="17.6cm" svg:x2="4cm" svg:y2="17.6cm">
          <text:p/>
        </draw:line>
        <draw:frame draw:style-name="gr11" draw:text-style-name="P2" draw:layer="layout" svg:width="4.5cm" svg:height="0.806cm" svg:x="4.3cm" svg:y="13.9cm">
          <draw:text-box>
            <text:p><text:span text:style-name="T1">Interaction Cells</text:span></text:p>
          </draw:text-box>
        </draw:frame>
        <draw:frame draw:style-name="gr11" draw:text-style-name="P2" draw:layer="layout" svg:width="9.7cm" svg:height="0.806cm" svg:x="4.3cm" svg:y="14.5cm">
          <draw:text-box>
            <text:p><text:span text:style-name="T1">Too close Cells</text:span></text:p>
          </draw:text-box>
        </draw:frame>
        <draw:frame draw:style-name="gr11" draw:text-style-name="P2" draw:layer="layout" svg:width="9.7cm" svg:height="0.806cm" svg:x="4.3cm" svg:y="15.2cm">
          <draw:text-box>
            <text:p><text:span text:style-name="T1">Neighbors leaves (same parent)</text:span></text:p>
          </draw:text-box>
        </draw:frame>
        <draw:custom-shape draw:style-name="gr12" draw:text-style-name="P1" draw:layer="layout" svg:width="0.5cm" svg:height="0.5cm" svg:x="3.5cm" svg:y="13.3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4.5cm" svg:height="0.806cm" svg:x="4.3cm" svg:y="13.2cm">
          <draw:text-box>
            <text:p><text:span text:style-name="T1">Sub Cells </text:span></text:p>
          </draw:text-box>
        </draw:frame>
        <draw:frame draw:style-name="gr11" draw:text-style-name="P2" draw:layer="layout" svg:width="4.5cm" svg:height="0.806cm" svg:x="4.3cm" svg:y="16cm">
          <draw:text-box>
            <text:p><text:span text:style-name="T1">M2L</text:span></text:p>
          </draw:text-box>
        </draw:frame>
        <draw:frame draw:style-name="gr11" draw:text-style-name="P2" draw:layer="layout" svg:width="4.5cm" svg:height="0.806cm" svg:x="4.3cm" svg:y="16.6cm">
          <draw:text-box>
            <text:p><text:span text:style-name="T1">L2L</text:span></text:p>
          </draw:text-box>
        </draw:frame>
        <draw:frame draw:style-name="gr11" draw:text-style-name="P2" draw:layer="layout" svg:width="4.5cm" svg:height="0.806cm" svg:x="4.3cm" svg:y="17.2cm">
          <draw:text-box>
            <text:p><text:span text:style-name="T1">L2L</text:span></text:p>
          </draw:text-box>
        </draw:frame>
        <draw:line draw:style-name="gr13" draw:text-style-name="P1" draw:layer="layout" svg:x1="5cm" svg:y1="12cm" svg:x2="11.938cm" svg:y2="7.304cm">
          <text:p/>
        </draw:line>
        <draw:line draw:style-name="gr13" draw:text-style-name="P1" draw:layer="layout" svg:x1="5cm" svg:y1="9.5cm" svg:x2="11.997cm" svg:y2="7.246cm">
          <text:p/>
        </draw:line>
        <draw:custom-shape draw:style-name="gr2" draw:text-style-name="P1" draw:layer="layout" svg:width="0.5cm" svg:height="0.5cm" svg:x="11.906cm" svg:y="6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1.682cm" svg:height="1.295cm" draw:transform="rotate (1.24913214565211) translate (10.364cm 8.412cm)" svg:viewBox="0 0 1683 1296" svg:d="m0 0c1581 0 1683 1296 1683 1296">
          <text:p/>
        </draw:path>
        <draw:path draw:style-name="gr16" draw:text-style-name="P1" draw:layer="layout" svg:width="2.048cm" svg:height="0.377cm" draw:transform="skewX (0.172613063022207) rotate (0.418006355852563) translate (10.2647423917511cm 8.06862582399335cm)" svg:viewBox="0 0 2049 378" svg:d="m0 378c1231 0 2049-378 2049-378">
          <text:p/>
        </draw:path>
        <draw:custom-shape draw:style-name="gr2" draw:text-style-name="P1" draw:layer="layout" svg:width="0.171cm" svg:height="0.167cm" svg:x="12.921cm" svg:y="6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71cm" svg:height="0.167cm" svg:x="12.951cm" svg:y="7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71cm" svg:height="0.167cm" svg:x="11.137cm" svg:y="7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71cm" svg:height="0.167cm" svg:x="11.12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0.973cm" svg:height="0.244cm" draw:transform="skewX (0.172613063022207) rotate (0.418006355852563) translate (12.083521531002cm 7.01351171306941cm)" svg:viewBox="0 0 974 245" svg:d="m0 245c565-252 974-245 974-245">
          <text:p/>
        </draw:path>
        <draw:path draw:style-name="gr4" draw:text-style-name="P1" draw:layer="layout" svg:width="0.839cm" svg:height="0.857cm" draw:transform="skewX (0.172613063022207) rotate (0.418006355852563) translate (12.1449999844823cm 7.25599993803839cm)" svg:viewBox="0 0 840 858" svg:d="m0 0c1231 0 746 858 746 858">
          <text:p/>
        </draw:path>
        <draw:path draw:style-name="gr4" draw:text-style-name="P1" draw:layer="layout" svg:width="0.75cm" svg:height="0.994cm" draw:transform="skewX (0.172613063022207) rotate (0.418006355852563) translate (11.223cm 6.577cm)" svg:viewBox="0 0 751 995" svg:d="m741 995c111-462-741-995-741-995">
          <text:p/>
        </draw:path>
        <draw:path draw:style-name="gr4" draw:text-style-name="P1" draw:layer="layout" svg:width="1.032cm" svg:height="0.217cm" draw:transform="skewX (0.172613063022207) rotate (0.418006355852563) translate (11.2017824553445cm 7.67640579658534cm)" svg:viewBox="0 0 1033 218" svg:d="m1033 0c-189 369-1033 159-1033 159">
          <text:p/>
        </draw:path>
        <draw:path draw:style-name="gr3" draw:text-style-name="P1" draw:layer="layout" svg:width="0.998cm" svg:height="0.574cm" draw:transform="rotate (1.24913214565211) translate (12.176cm 7.157cm)" svg:viewBox="0 0 999 575" svg:d="m0 0c1581 0 811 575 811 575">
          <text:p/>
        </draw:path>
        <draw:path draw:style-name="gr3" draw:text-style-name="P1" draw:layer="layout" svg:width="0.335cm" svg:height="0.984cm" draw:transform="rotate (1.24913214565211) translate (12.0698006296492cm 7.47668986268038cm)" svg:viewBox="0 0 336 985" svg:d="m336 0c4 432-336 985-336 985">
          <text:p/>
        </draw:path>
        <draw:path draw:style-name="gr3" draw:text-style-name="P1" draw:layer="layout" svg:width="0.203cm" svg:height="1.098cm" draw:transform="rotate (1.24913214565211) translate (11.1333902269084cm 6.81088513930313cm)" svg:viewBox="0 0 204 1099" svg:d="m0 1099c-9-335 204-1099 204-1099">
          <text:p/>
        </draw:path>
        <draw:path draw:style-name="gr3" draw:text-style-name="P1" draw:layer="layout" svg:width="0.896cm" svg:height="0.686cm" draw:transform="rotate (1.24913214565211) translate (11.241cm 7.793cm)" svg:viewBox="0 0 897 687" svg:d="m897 687c-9-336-897-687-897-687">
          <text:p/>
        </draw:path>
      </draw:page>
      <draw:page draw:name="page3" draw:style-name="dp1" draw:master-page-name="Standard">
        <draw:line draw:style-name="gr17" draw:text-style-name="P1" draw:layer="layout" svg:x1="3.8cm" svg:y1="11cm" svg:x2="2.3cm" svg:y2="13cm">
          <text:p/>
        </draw:line>
        <draw:line draw:style-name="gr17" draw:text-style-name="P1" draw:layer="layout" svg:x1="4.3cm" svg:y1="11cm" svg:x2="5.8cm" svg:y2="13cm">
          <text:p/>
        </draw:line>
        <draw:line draw:style-name="gr17" draw:text-style-name="P1" draw:layer="layout" svg:x1="10.2cm" svg:y1="11cm" svg:x2="11.8cm" svg:y2="13cm">
          <text:p/>
        </draw:line>
        <draw:line draw:style-name="gr17" draw:text-style-name="P1" draw:layer="layout" svg:x1="9.7cm" svg:y1="11cm" svg:x2="8.3cm" svg:y2="13cm">
          <text:p/>
        </draw:line>
        <draw:line draw:style-name="gr17" draw:text-style-name="P1" draw:layer="layout" svg:x1="6.8cm" svg:y1="9cm" svg:x2="9.9cm" svg:y2="10.6cm">
          <text:p/>
        </draw:line>
        <draw:line draw:style-name="gr17" draw:text-style-name="P1" draw:layer="layout" svg:x1="6.8cm" svg:y1="9cm" svg:x2="3.8cm" svg:y2="11cm">
          <text:p/>
        </draw:line>
        <draw:g>
          <draw:line draw:style-name="gr17" draw:text-style-name="P1" draw:layer="layout" svg:x1="5.3cm" svg:y1="13cm" svg:x2="4.8cm" svg:y2="15cm">
            <text:p/>
          </draw:line>
          <draw:custom-shape draw:style-name="gr18" draw:text-style-name="P3" draw:layer="layout" svg:width="1cm" svg:height="1cm" svg:x="4.3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" draw:layer="layout" svg:x1="5.8cm" svg:y1="13cm" svg:x2="6.3cm" svg:y2="15cm">
            <text:p/>
          </draw:line>
          <draw:custom-shape draw:style-name="gr18" draw:text-style-name="P3" draw:layer="layout" svg:width="1cm" svg:height="1cm" svg:x="5cm" svg:y="1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3" draw:layer="layout" svg:width="1cm" svg:height="1cm" svg:x="5.8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7" draw:text-style-name="P1" draw:layer="layout" svg:x1="2.3cm" svg:y1="13cm" svg:x2="1.8cm" svg:y2="15cm">
            <text:p/>
          </draw:line>
          <draw:custom-shape draw:style-name="gr18" draw:text-style-name="P3" draw:layer="layout" svg:width="1cm" svg:height="1cm" svg:x="1.3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" draw:layer="layout" svg:x1="2.8cm" svg:y1="13cm" svg:x2="3.3cm" svg:y2="15cm">
            <text:p/>
          </draw:line>
          <draw:custom-shape draw:style-name="gr18" draw:text-style-name="P3" draw:layer="layout" svg:width="1cm" svg:height="1cm" svg:x="2cm" svg:y="1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3" draw:layer="layout" svg:width="1cm" svg:height="1cm" svg:x="2.8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8" draw:text-style-name="P3" draw:layer="layout" svg:width="1cm" svg:height="1cm" svg:x="3.6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1cm" svg:height="1cm" svg:x="9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7" draw:text-style-name="P1" draw:layer="layout" svg:x1="8.3cm" svg:y1="13cm" svg:x2="7.8cm" svg:y2="15cm">
            <text:p/>
          </draw:line>
          <draw:custom-shape draw:style-name="gr18" draw:text-style-name="P3" draw:layer="layout" svg:width="1cm" svg:height="1cm" svg:x="7.3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" draw:layer="layout" svg:x1="8.8cm" svg:y1="13cm" svg:x2="9.3cm" svg:y2="15cm">
            <text:p/>
          </draw:line>
          <draw:custom-shape draw:style-name="gr18" draw:text-style-name="P3" draw:layer="layout" svg:width="1cm" svg:height="1cm" svg:x="8cm" svg:y="1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3" draw:layer="layout" svg:width="1cm" svg:height="1cm" svg:x="8.8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7" draw:text-style-name="P1" draw:layer="layout" svg:x1="11.3cm" svg:y1="13cm" svg:x2="10.8cm" svg:y2="15cm">
            <text:p/>
          </draw:line>
          <draw:custom-shape draw:style-name="gr18" draw:text-style-name="P3" draw:layer="layout" svg:width="1cm" svg:height="1cm" svg:x="10.3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" draw:layer="layout" svg:x1="11.8cm" svg:y1="13cm" svg:x2="12.3cm" svg:y2="15cm">
            <text:p/>
          </draw:line>
          <draw:custom-shape draw:style-name="gr18" draw:text-style-name="P3" draw:layer="layout" svg:width="1cm" svg:height="1cm" svg:x="11cm" svg:y="1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3" draw:layer="layout" svg:width="1cm" svg:height="1cm" svg:x="11.8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8" draw:text-style-name="P3" draw:layer="layout" svg:width="1cm" svg:height="1cm" svg:x="6.3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0.6cm" svg:height="0.5cm" svg:x="12cm" svg:y="15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3" draw:layer="layout" svg:width="0.6cm" svg:height="0.5cm" svg:x="12cm" svg:y="16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3" draw:layer="layout" svg:width="0.6cm" svg:height="0.5cm" svg:x="10.5cm" svg:y="15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3" draw:layer="layout" svg:width="0.6cm" svg:height="0.5cm" svg:x="9cm" svg:y="15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3" draw:layer="layout" svg:width="0.6cm" svg:height="0.5cm" svg:x="9cm" svg:y="16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3" draw:layer="layout" svg:width="0.6cm" svg:height="0.5cm" svg:x="9cm" svg:y="16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3" draw:layer="layout" svg:width="0.6cm" svg:height="0.5cm" svg:x="7.5cm" svg:y="15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3" draw:layer="layout" svg:width="0.6cm" svg:height="0.5cm" svg:x="7.5cm" svg:y="16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3" draw:layer="layout" svg:width="0.6cm" svg:height="0.5cm" svg:x="7.5cm" svg:y="16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3" draw:layer="layout" svg:width="0.6cm" svg:height="0.5cm" svg:x="6cm" svg:y="15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3" draw:layer="layout" svg:width="0.6cm" svg:height="0.5cm" svg:x="4.5cm" svg:y="15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3" draw:layer="layout" svg:width="0.6cm" svg:height="0.5cm" svg:x="4.5cm" svg:y="16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3" draw:layer="layout" svg:width="0.6cm" svg:height="0.5cm" svg:x="3cm" svg:y="15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3" draw:layer="layout" svg:width="0.6cm" svg:height="0.5cm" svg:x="3cm" svg:y="16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3" draw:layer="layout" svg:width="0.6cm" svg:height="0.5cm" svg:x="1.5cm" svg:y="15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0" draw:text-style-name="P1" draw:layer="layout" svg:width="2.467cm" svg:height="1.306cm" svg:x="1.3cm" svg:y="1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2.467cm" svg:height="1.306cm" svg:x="4.301cm" svg:y="1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2.467cm" svg:height="1.8cm" svg:x="7.302cm" svg:y="1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2.467cm" svg:height="1.261cm" svg:x="10.303cm" svg:y="1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467cm" svg:height="1.944cm" svg:x="1.1cm" svg:y="15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" draw:layer="layout" svg:width="1.467cm" svg:height="1.944cm" svg:x="2.501cm" svg:y="15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" draw:layer="layout" svg:width="1.467cm" svg:height="1.944cm" svg:x="4.102cm" svg:y="15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" draw:layer="layout" svg:width="1.467cm" svg:height="1.944cm" svg:x="5.603cm" svg:y="15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" draw:layer="layout" svg:width="1.467cm" svg:height="1.944cm" svg:x="7.104cm" svg:y="15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" draw:layer="layout" svg:width="1.467cm" svg:height="1.944cm" svg:x="8.605cm" svg:y="15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" draw:layer="layout" svg:width="1.467cm" svg:height="1.944cm" svg:x="10.106cm" svg:y="15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" draw:layer="layout" svg:width="1.467cm" svg:height="1.944cm" svg:x="11.507cm" svg:y="15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3" draw:layer="layout" svg:width="1.204cm" svg:height="1.072cm" svg:x="13.371cm" svg:y="6.865cm">
          <text:p text:style-name="P1"><text:span text:style-name="T2">P2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1.204cm" svg:height="1.072cm" svg:x="13.371cm" svg:y="7.937cm">
          <text:p text:style-name="P1"><text:span text:style-name="T2">P2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1.204cm" svg:height="1.072cm" svg:x="15.971cm" svg:y="7.365cm">
          <text:p text:style-name="P1"><text:span text:style-name="T2">M2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.5cm" svg:height="1.271cm" svg:x="1.8cm" svg:y="13.47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1" draw:layer="layout" svg:width="1.5cm" svg:height="1.271cm" svg:x="4.8cm" svg:y="13.47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1" draw:layer="layout" svg:width="1.5cm" svg:height="1.271cm" svg:x="7.8cm" svg:y="13.47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1" draw:layer="layout" svg:width="1.5cm" svg:height="1.271cm" svg:x="10.8cm" svg:y="13.47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5" draw:text-style-name="P1" draw:layer="layout" svg:x1="14.575cm" svg:y1="7.384cm" svg:x2="15.971cm" svg:y2="7.856cm">
          <text:p/>
        </draw:line>
        <draw:line draw:style-name="gr25" draw:text-style-name="P1" draw:layer="layout" svg:x1="14.575cm" svg:y1="8.512cm" svg:x2="15.971cm" svg:y2="7.856cm">
          <text:p/>
        </draw:line>
        <draw:custom-shape draw:style-name="gr22" draw:text-style-name="P3" draw:layer="layout" svg:width="1.204cm" svg:height="1.072cm" svg:x="13.371cm" svg:y="9.565cm">
          <text:p text:style-name="P1"><text:span text:style-name="T2">P2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1.204cm" svg:height="1.072cm" svg:x="13.371cm" svg:y="10.637cm">
          <text:p text:style-name="P1"><text:span text:style-name="T2">P2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1.204cm" svg:height="1.072cm" svg:x="15.971cm" svg:y="10.065cm">
          <text:p text:style-name="P1"><text:span text:style-name="T2">M2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14.575cm" svg:y1="10.084cm" svg:x2="15.971cm" svg:y2="10.556cm">
          <text:p/>
        </draw:line>
        <draw:line draw:style-name="gr25" draw:text-style-name="P1" draw:layer="layout" svg:x1="14.575cm" svg:y1="11.212cm" svg:x2="15.971cm" svg:y2="10.556cm">
          <text:p/>
        </draw:line>
        <draw:custom-shape draw:style-name="gr22" draw:text-style-name="P3" draw:layer="layout" svg:width="1.204cm" svg:height="1.072cm" svg:x="13.371cm" svg:y="12.365cm">
          <text:p text:style-name="P1"><text:span text:style-name="T2">P2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1.204cm" svg:height="1.072cm" svg:x="13.371cm" svg:y="13.437cm">
          <text:p text:style-name="P1"><text:span text:style-name="T2">P2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1.204cm" svg:height="1.072cm" svg:x="15.971cm" svg:y="12.865cm">
          <text:p text:style-name="P1"><text:span text:style-name="T2">M2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14.575cm" svg:y1="12.884cm" svg:x2="15.971cm" svg:y2="13.356cm">
          <text:p/>
        </draw:line>
        <draw:line draw:style-name="gr25" draw:text-style-name="P1" draw:layer="layout" svg:x1="14.575cm" svg:y1="14.012cm" svg:x2="15.971cm" svg:y2="13.356cm">
          <text:p/>
        </draw:line>
        <draw:custom-shape draw:style-name="gr22" draw:text-style-name="P3" draw:layer="layout" svg:width="1.204cm" svg:height="1.072cm" svg:x="13.371cm" svg:y="15.165cm">
          <text:p text:style-name="P1"><text:span text:style-name="T2">P2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1.204cm" svg:height="1.072cm" svg:x="13.371cm" svg:y="16.237cm">
          <text:p text:style-name="P1"><text:span text:style-name="T2">P2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1.204cm" svg:height="1.072cm" svg:x="15.971cm" svg:y="15.665cm">
          <text:p text:style-name="P1"><text:span text:style-name="T2">M2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14.575cm" svg:y1="15.684cm" svg:x2="15.971cm" svg:y2="16.156cm">
          <text:p/>
        </draw:line>
        <draw:line draw:style-name="gr25" draw:text-style-name="P1" draw:layer="layout" svg:x1="14.575cm" svg:y1="16.812cm" svg:x2="15.971cm" svg:y2="16.156cm">
          <text:p/>
        </draw:line>
        <draw:path draw:style-name="gr26" draw:text-style-name="P1" draw:layer="layout" svg:width="4.063cm" svg:height="1.408cm" draw:transform="rotate (0.318697121414104) translate (7.77857724146957cm 14.4350715453475cm)" svg:viewBox="0 0 4064 1409" svg:d="m0 68c2568-434 4064 1341 4064 1341">
          <text:p/>
        </draw:path>
        <draw:path draw:style-name="gr26" draw:text-style-name="P1" draw:layer="layout" svg:width="2.639cm" svg:height="0.959cm" draw:transform="rotate (0.318697121414104) translate (9.27230555376744cm 14.416063209424cm)" svg:viewBox="0 0 2640 960" svg:d="m0 88c2568-434 2640 872 2640 872">
          <text:p/>
        </draw:path>
        <draw:custom-shape draw:style-name="gr27" draw:text-style-name="P3" draw:layer="layout" svg:width="1.204cm" svg:height="1.072cm" svg:x="17.518cm" svg:y="14.189cm">
          <text:p text:style-name="P1"><text:span text:style-name="T2">M2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14.575cm" svg:y1="12.884cm" svg:x2="17.518cm" svg:y2="14.753cm">
          <text:p/>
        </draw:line>
        <draw:line draw:style-name="gr25" draw:text-style-name="P1" draw:layer="layout" svg:x1="14.575cm" svg:y1="14.012cm" svg:x2="17.518cm" svg:y2="14.753cm">
          <text:p/>
        </draw:line>
        <draw:path draw:style-name="gr26" draw:text-style-name="P1" draw:layer="layout" svg:width="1.591cm" svg:height="1.161cm" draw:transform="skewX (0.690452252088826) rotate (1.07355202290151) translate (9.29999996584438cm 14.499999915249cm)" svg:viewBox="0 0 1592 1162" svg:d="m0 0c1706 0 1590 1162 1590 1162">
          <text:p/>
        </draw:path>
        <draw:path draw:style-name="gr26" draw:text-style-name="P1" draw:layer="layout" svg:width="2.14cm" svg:height="1.843cm" draw:transform="skewX (0.00157079632679458) rotate (0.711919801888353) translate (7.79999978455248cm 14.5009997495191cm)" svg:viewBox="0 0 2141 1844" svg:d="m0 0c2295-1 2139 1844 2139 1844">
          <text:p/>
        </draw:path>
        <draw:custom-shape draw:style-name="gr28" draw:text-style-name="P3" draw:layer="layout" svg:width="1.204cm" svg:height="1.072cm" svg:x="17.518cm" svg:y="15.261cm">
          <text:p text:style-name="P1"><text:span text:style-name="T2">M2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14.575cm" svg:y1="12.884cm" svg:x2="17.518cm" svg:y2="15.742cm">
          <text:p/>
        </draw:line>
        <draw:line draw:style-name="gr25" draw:text-style-name="P1" draw:layer="layout" svg:x1="14.575cm" svg:y1="14.012cm" svg:x2="17.518cm" svg:y2="15.742cm">
          <text:p/>
        </draw:line>
        <draw:custom-shape draw:style-name="gr27" draw:text-style-name="P3" draw:layer="layout" svg:width="1.204cm" svg:height="1.072cm" svg:x="17.518cm" svg:y="16.689cm">
          <text:p text:style-name="P1"><text:span text:style-name="T2">M2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draw:layer="layout" svg:width="1.204cm" svg:height="1.072cm" svg:x="17.518cm" svg:y="17.761cm">
          <text:p text:style-name="P1"><text:span text:style-name="T2">M2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draw:layer="layout" svg:width="1.204cm" svg:height="1.072cm" svg:x="17.518cm" svg:y="5.489cm">
          <text:p text:style-name="P1"><text:span text:style-name="T2">M2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draw:layer="layout" svg:width="1.204cm" svg:height="1.072cm" svg:x="17.518cm" svg:y="6.561cm">
          <text:p text:style-name="P1"><text:span text:style-name="T2">M2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draw:layer="layout" svg:width="1.204cm" svg:height="1.072cm" svg:x="17.518cm" svg:y="8.189cm">
          <text:p text:style-name="P1"><text:span text:style-name="T2">M2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draw:layer="layout" svg:width="1.204cm" svg:height="1.072cm" svg:x="17.518cm" svg:y="9.261cm">
          <text:p text:style-name="P1"><text:span text:style-name="T2">M2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14.575cm" svg:y1="15.684cm" svg:x2="17.518cm" svg:y2="17.284cm">
          <text:p/>
        </draw:line>
        <draw:line draw:style-name="gr25" draw:text-style-name="P1" draw:layer="layout" svg:x1="14.575cm" svg:y1="15.684cm" svg:x2="17.518cm" svg:y2="18.274cm">
          <text:p/>
        </draw:line>
        <draw:line draw:style-name="gr25" draw:text-style-name="P1" draw:layer="layout" svg:x1="14.575cm" svg:y1="16.812cm" svg:x2="17.518cm" svg:y2="17.284cm">
          <text:p/>
        </draw:line>
        <draw:line draw:style-name="gr25" draw:text-style-name="P1" draw:layer="layout" svg:x1="14.575cm" svg:y1="16.812cm" svg:x2="17.518cm" svg:y2="18.274cm">
          <text:p/>
        </draw:line>
        <draw:line draw:style-name="gr25" draw:text-style-name="P1" draw:layer="layout" svg:x1="14.575cm" svg:y1="7.384cm" svg:x2="17.518cm" svg:y2="6.11cm">
          <text:p/>
        </draw:line>
        <draw:line draw:style-name="gr25" draw:text-style-name="P1" draw:layer="layout" svg:x1="14.575cm" svg:y1="8.512cm" svg:x2="17.518cm" svg:y2="6.11cm">
          <text:p/>
        </draw:line>
        <draw:line draw:style-name="gr25" draw:text-style-name="P1" draw:layer="layout" svg:x1="14.575cm" svg:y1="10.084cm" svg:x2="17.518cm" svg:y2="8.699cm">
          <text:p/>
        </draw:line>
        <draw:line draw:style-name="gr25" draw:text-style-name="P1" draw:layer="layout" svg:x1="14.575cm" svg:y1="11.212cm" svg:x2="17.518cm" svg:y2="8.699cm">
          <text:p/>
        </draw:line>
        <draw:line draw:style-name="gr25" draw:text-style-name="P1" draw:layer="layout" svg:x1="14.575cm" svg:y1="7.384cm" svg:x2="17.518cm" svg:y2="7.138cm">
          <text:p/>
        </draw:line>
        <draw:line draw:style-name="gr25" draw:text-style-name="P1" draw:layer="layout" svg:x1="14.575cm" svg:y1="8.512cm" svg:x2="17.518cm" svg:y2="7.138cm">
          <text:p/>
        </draw:line>
        <draw:line draw:style-name="gr25" draw:text-style-name="P1" draw:layer="layout" svg:x1="14.575cm" svg:y1="10.084cm" svg:x2="17.417cm" svg:y2="9.784cm">
          <text:p/>
        </draw:line>
        <draw:line draw:style-name="gr25" draw:text-style-name="P1" draw:layer="layout" svg:x1="14.466cm" svg:y1="11.192cm" svg:x2="17.417cm" svg:y2="9.784cm">
          <text:p/>
        </draw:line>
        <draw:path draw:style-name="gr29" draw:text-style-name="P1" draw:layer="layout" svg:width="3.151cm" svg:height="1.909cm" draw:transform="skewX (0.547335253425318) rotate (0.76515234407417) translate (5.54299997653763cm 12.499999893993cm)" svg:viewBox="0 0 3152 1910" svg:d="m0 0c1906 0 3152 1910 3152 1910">
          <text:p/>
        </draw:path>
        <draw:path draw:style-name="gr29" draw:text-style-name="P1" draw:layer="layout" svg:width="5.157cm" svg:height="2.398cm" draw:transform="skewX (0.0102974425867646) rotate (0.437204977624497) translate (5.54399998330781cm 12.5009999633045cm)" svg:viewBox="0 0 5158 2399" svg:d="m0 0c3119 0 5158 2399 5158 2399">
          <text:p/>
        </draw:path>
        <draw:path draw:style-name="gr29" draw:text-style-name="P1" draw:layer="layout" svg:width="7.191cm" svg:height="2.522cm" draw:transform="skewX (-0.281347075421433) rotate (0.30839967882734) translate (2.8969999812537cm 12.5019999719865cm)" svg:viewBox="0 0 7192 2523" svg:d="m0 0c4351 0 7192 2523 7192 2523">
          <text:p/>
        </draw:path>
        <draw:path draw:style-name="gr29" draw:text-style-name="P1" draw:layer="layout" svg:width="4.414cm" svg:height="1.599cm" draw:transform="skewX (-0.281347075421433) rotate (0.30839967882734) translate (2.86681547359978cm 12.4563995184859cm)" svg:viewBox="0 0 4415 1600" svg:d="m0 54c4351 0 3818-500 4415 1546">
          <text:p/>
        </draw:path>
        <draw:custom-shape draw:style-name="gr30" draw:text-style-name="P3" draw:layer="layout" svg:width="1.204cm" svg:height="1.072cm" svg:x="19.147cm" svg:y="9.661cm">
          <text:p text:style-name="P1"><text:span text:style-name="T2">M2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.204cm" svg:height="1.072cm" svg:x="19.147cm" svg:y="10.761cm">
          <text:p text:style-name="P1"><text:span text:style-name="T2">M2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17.175cm" svg:y1="7.958cm" svg:x2="19.147cm" svg:y2="10.153cm">
          <text:p/>
        </draw:line>
        <draw:line draw:style-name="gr25" draw:text-style-name="P1" draw:layer="layout" svg:x1="17.175cm" svg:y1="7.958cm" svg:x2="19.147cm" svg:y2="11.281cm">
          <text:p/>
        </draw:line>
        <draw:line draw:style-name="gr25" draw:text-style-name="P1" draw:layer="layout" svg:x1="17.175cm" svg:y1="10.625cm" svg:x2="19.147cm" svg:y2="10.153cm">
          <text:p/>
        </draw:line>
        <draw:line draw:style-name="gr25" draw:text-style-name="P1" draw:layer="layout" svg:x1="17.175cm" svg:y1="10.625cm" svg:x2="19.147cm" svg:y2="11.281cm">
          <text:p/>
        </draw:line>
        <draw:custom-shape draw:style-name="gr30" draw:text-style-name="P3" draw:layer="layout" svg:width="1.204cm" svg:height="1.072cm" svg:x="19.147cm" svg:y="12.261cm">
          <text:p text:style-name="P1"><text:span text:style-name="T2">M2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.204cm" svg:height="1.072cm" svg:x="19.147cm" svg:y="13.361cm">
          <text:p text:style-name="P1"><text:span text:style-name="T2">M2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17.175cm" svg:y1="13.373cm" svg:x2="19.147cm" svg:y2="12.737cm">
          <text:p/>
        </draw:line>
        <draw:line draw:style-name="gr25" draw:text-style-name="P1" draw:layer="layout" svg:x1="17.175cm" svg:y1="13.373cm" svg:x2="19.147cm" svg:y2="13.927cm">
          <text:p/>
        </draw:line>
        <draw:line draw:style-name="gr25" draw:text-style-name="P1" draw:layer="layout" svg:x1="17.175cm" svg:y1="16.142cm" svg:x2="19.147cm" svg:y2="12.737cm">
          <text:p/>
        </draw:line>
        <draw:line draw:style-name="gr25" draw:text-style-name="P1" draw:layer="layout" svg:x1="17.175cm" svg:y1="16.142cm" svg:x2="19.147cm" svg:y2="13.927cm">
          <text:p/>
        </draw:line>
        <draw:custom-shape draw:style-name="gr31" draw:text-style-name="P3" draw:layer="layout" svg:width="1.204cm" svg:height="1.072cm" svg:x="21.347cm" svg:y="12.861cm">
          <text:p text:style-name="P1"><text:span text:style-name="T2">L2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draw:layer="layout" svg:width="1.204cm" svg:height="1.072cm" svg:x="21.347cm" svg:y="15.561cm">
          <text:p text:style-name="P1"><text:span text:style-name="T2">L2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1.045cm" svg:height="1.5cm" svg:x="11.001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5" draw:text-style-name="P1" draw:layer="layout" svg:x1="20.351cm" svg:y1="10.152cm" svg:x2="21.347cm" svg:y2="13.414cm">
          <text:p/>
        </draw:line>
        <draw:line draw:style-name="gr25" draw:text-style-name="P1" draw:layer="layout" svg:x1="20.351cm" svg:y1="11.301cm" svg:x2="21.347cm" svg:y2="16.182cm">
          <text:p/>
        </draw:line>
        <draw:custom-shape draw:style-name="gr32" draw:text-style-name="P1" draw:layer="layout" svg:width="1.045cm" svg:height="1.5cm" svg:x="8.002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" draw:layer="layout" svg:width="1.045cm" svg:height="1.5cm" svg:x="5.003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" draw:layer="layout" svg:width="1.045cm" svg:height="1.5cm" svg:x="1.904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3" draw:layer="layout" svg:width="1.204cm" svg:height="1.072cm" svg:x="21.347cm" svg:y="7.361cm">
          <text:p text:style-name="P1"><text:span text:style-name="T2">L2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draw:layer="layout" svg:width="1.204cm" svg:height="1.072cm" svg:x="21.347cm" svg:y="10.061cm">
          <text:p text:style-name="P1"><text:span text:style-name="T2">L2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20.351cm" svg:y1="12.778cm" svg:x2="21.347cm" svg:y2="7.958cm">
          <text:p/>
        </draw:line>
        <draw:line draw:style-name="gr25" draw:text-style-name="P1" draw:layer="layout" svg:x1="20.351cm" svg:y1="13.886cm" svg:x2="21.347cm" svg:y2="10.686cm">
          <text:p/>
        </draw:line>
        <draw:custom-shape draw:style-name="gr33" draw:text-style-name="P1" draw:layer="layout" svg:width="0.594cm" svg:height="1.844cm" svg:x="12cm" svg:y="15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" draw:layer="layout" svg:width="0.594cm" svg:height="1.844cm" svg:x="10.5cm" svg:y="15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" draw:layer="layout" svg:width="0.594cm" svg:height="1.844cm" svg:x="9cm" svg:y="15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" draw:layer="layout" svg:width="0.594cm" svg:height="1.844cm" svg:x="7.5cm" svg:y="15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" draw:layer="layout" svg:width="0.594cm" svg:height="1.844cm" svg:x="6cm" svg:y="15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" draw:layer="layout" svg:width="0.594cm" svg:height="1.844cm" svg:x="4.5cm" svg:y="15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" draw:layer="layout" svg:width="0.594cm" svg:height="1.844cm" svg:x="3cm" svg:y="15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" draw:layer="layout" svg:width="0.594cm" svg:height="1.844cm" svg:x="1.5cm" svg:y="15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3" draw:layer="layout" svg:width="1.204cm" svg:height="1.072cm" svg:x="23.547cm" svg:y="6.661cm">
          <text:p text:style-name="P1"><text:span text:style-name="T2">L2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1.204cm" svg:height="1.072cm" svg:x="23.547cm" svg:y="7.761cm">
          <text:p text:style-name="P1"><text:span text:style-name="T2">L2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1.204cm" svg:height="1.072cm" svg:x="23.547cm" svg:y="9.561cm">
          <text:p text:style-name="P1"><text:span text:style-name="T2">L2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1.204cm" svg:height="1.072cm" svg:x="23.547cm" svg:y="10.661cm">
          <text:p text:style-name="P1"><text:span text:style-name="T2">L2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1.204cm" svg:height="1.072cm" svg:x="23.547cm" svg:y="12.261cm">
          <text:p text:style-name="P1"><text:span text:style-name="T2">L2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1.204cm" svg:height="1.072cm" svg:x="23.547cm" svg:y="13.361cm">
          <text:p text:style-name="P1"><text:span text:style-name="T2">L2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1.204cm" svg:height="1.072cm" svg:x="23.547cm" svg:y="15.061cm">
          <text:p text:style-name="P1"><text:span text:style-name="T2">L2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1.204cm" svg:height="1.072cm" svg:x="23.547cm" svg:y="16.161cm">
          <text:p text:style-name="P1"><text:span text:style-name="T2">L2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22.551cm" svg:y1="7.876cm" svg:x2="23.457cm" svg:y2="7.562cm">
          <text:p/>
        </draw:line>
        <draw:line draw:style-name="gr25" draw:text-style-name="P1" draw:layer="layout" svg:x1="22.551cm" svg:y1="7.876cm" svg:x2="23.398cm" svg:y2="8.306cm">
          <text:p/>
        </draw:line>
        <draw:line draw:style-name="gr25" draw:text-style-name="P1" draw:layer="layout" svg:x1="22.551cm" svg:y1="10.563cm" svg:x2="23.437cm" svg:y2="10.111cm">
          <text:p/>
        </draw:line>
        <draw:line draw:style-name="gr25" draw:text-style-name="P1" draw:layer="layout" svg:x1="22.551cm" svg:y1="10.563cm" svg:x2="23.418cm" svg:y2="11.057cm">
          <text:p/>
        </draw:line>
        <draw:line draw:style-name="gr25" draw:text-style-name="P1" draw:layer="layout" svg:x1="22.551cm" svg:y1="13.414cm" svg:x2="23.437cm" svg:y2="12.874cm">
          <text:p/>
        </draw:line>
        <draw:line draw:style-name="gr25" draw:text-style-name="P1" draw:layer="layout" svg:x1="22.551cm" svg:y1="13.414cm" svg:x2="23.339cm" svg:y2="13.762cm">
          <text:p/>
        </draw:line>
        <draw:line draw:style-name="gr25" draw:text-style-name="P1" draw:layer="layout" svg:x1="22.551cm" svg:y1="16.182cm" svg:x2="23.378cm" svg:y2="15.796cm">
          <text:p/>
        </draw:line>
        <draw:line draw:style-name="gr25" draw:text-style-name="P1" draw:layer="layout" svg:x1="22.551cm" svg:y1="16.182cm" svg:x2="23.398cm" svg:y2="16.586cm">
          <text:p/>
        </draw:line>
        <draw:line draw:style-name="gr35" draw:text-style-name="P1" draw:layer="layout" svg:x1="18.92cm" svg:y1="14.788cm" svg:x2="21.347cm" svg:y2="16.182cm">
          <text:p/>
        </draw:line>
        <draw:line draw:style-name="gr35" draw:text-style-name="P1" draw:layer="layout" svg:x1="18.921cm" svg:y1="15.839cm" svg:x2="21.348cm" svg:y2="16.182cm">
          <text:p/>
        </draw:line>
        <draw:line draw:style-name="gr35" draw:text-style-name="P1" draw:layer="layout" svg:x1="18.722cm" svg:y1="18.268cm" svg:x2="21.347cm" svg:y2="13.414cm">
          <text:p/>
        </draw:line>
        <draw:line draw:style-name="gr35" draw:text-style-name="P1" draw:layer="layout" svg:x1="18.723cm" svg:y1="17.362cm" svg:x2="21.348cm" svg:y2="13.414cm">
          <text:p/>
        </draw:line>
        <draw:line draw:style-name="gr35" draw:text-style-name="P1" draw:layer="layout" svg:x1="18.722cm" svg:y1="6.017cm" svg:x2="21.347cm" svg:y2="10.475cm">
          <text:p/>
        </draw:line>
        <draw:line draw:style-name="gr35" draw:text-style-name="P1" draw:layer="layout" svg:x1="18.723cm" svg:y1="7.032cm" svg:x2="21.348cm" svg:y2="10.475cm">
          <text:p/>
        </draw:line>
        <draw:line draw:style-name="gr35" draw:text-style-name="P1" draw:layer="layout" svg:x1="18.723cm" svg:y1="8.699cm" svg:x2="21.058cm" svg:y2="7.958cm">
          <text:p/>
        </draw:line>
        <draw:line draw:style-name="gr35" draw:text-style-name="P1" draw:layer="layout" svg:x1="18.956cm" svg:y1="9.678cm" svg:x2="21.059cm" svg:y2="7.959cm">
          <text:p/>
        </draw:line>
        <draw:custom-shape draw:style-name="gr36" draw:text-style-name="P1" draw:layer="layout" svg:width="1.256cm" svg:height="1.237cm" svg:x="25.594cm" svg:y="12.762cm">
          <text:p text:style-name="P1">P2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1.256cm" svg:height="1.237cm" svg:x="25.592cm" svg:y="10.116cm">
          <text:p text:style-name="P1">P2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1.256cm" svg:height="1.237cm" svg:x="25.593cm" svg:y="15.545cm">
          <text:p text:style-name="P1">P2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1.256cm" svg:height="1.237cm" svg:x="25.577cm" svg:y="7.095cm">
          <text:p text:style-name="P1">P2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1" draw:layer="layout" svg:x1="25.451cm" svg:y1="7.937cm" svg:x2="24.859cm" svg:y2="8.332cm">
          <text:p/>
        </draw:line>
        <draw:line draw:style-name="gr37" draw:text-style-name="P1" draw:layer="layout" svg:x1="25.451cm" svg:y1="7.938cm" svg:x2="24.751cm" svg:y2="7.424cm">
          <text:p/>
        </draw:line>
        <draw:line draw:style-name="gr37" draw:text-style-name="P1" draw:layer="layout" svg:x1="25.451cm" svg:y1="10.837cm" svg:x2="24.859cm" svg:y2="11.232cm">
          <text:p/>
        </draw:line>
        <draw:line draw:style-name="gr37" draw:text-style-name="P1" draw:layer="layout" svg:x1="25.451cm" svg:y1="10.838cm" svg:x2="24.751cm" svg:y2="10.324cm">
          <text:p/>
        </draw:line>
        <draw:line draw:style-name="gr37" draw:text-style-name="P1" draw:layer="layout" svg:x1="25.451cm" svg:y1="13.537cm" svg:x2="24.859cm" svg:y2="13.932cm">
          <text:p/>
        </draw:line>
        <draw:line draw:style-name="gr37" draw:text-style-name="P1" draw:layer="layout" svg:x1="25.451cm" svg:y1="13.538cm" svg:x2="24.751cm" svg:y2="13.024cm">
          <text:p/>
        </draw:line>
        <draw:line draw:style-name="gr37" draw:text-style-name="P1" draw:layer="layout" svg:x1="25.451cm" svg:y1="16.237cm" svg:x2="24.859cm" svg:y2="16.632cm">
          <text:p/>
        </draw:line>
        <draw:line draw:style-name="gr37" draw:text-style-name="P1" draw:layer="layout" svg:x1="25.451cm" svg:y1="16.238cm" svg:x2="24.751cm" svg:y2="15.7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Extrémités_20_de_20_flèche_20_1" draw:display-name="Extrémités de flèche 1" svg:viewBox="0 0 1131 902" svg:d="m564 0-564 902h1131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erenger </meta:initial-creator>
    <meta:creation-date>2011-11-17T11:19:31</meta:creation-date>
    <dc:date>2011-11-18T12:17:43</dc:date>
    <dc:creator>Berenger </dc:creator>
    <meta:editing-duration>PT1H1M58S</meta:editing-duration>
    <meta:editing-cycles>5</meta:editing-cycles>
    <meta:generator>LibreOffice/3.3$Linux LibreOffice_project/330m19$Build-401</meta:generator>
    <meta:document-statistic meta:object-count="248"/>
  </office:meta>
</office:document-meta>
</file>